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da6" officeooo:paragraph-rsid="00063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it a regresar después dela rvisión</text:p>
      <text:p text:style-name="P1"/>
      <text:p text:style-name="P1">670dc9a3a8e3a038a8d69cc8f4021f6b91756e3a</text:p>
      <text:p text:style-name="P1"/>
      <text:p text:style-name="P1"/>
      <text:p text:style-name="P1">ver pantallazo del 2021021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ndion </meta:initial-creator>
    <meta:creation-date>2021-02-19T14:28:27.980012989</meta:creation-date>
    <dc:date>2021-02-19T14:29:32.713459043</dc:date>
    <dc:creator>randion </dc:creator>
    <meta:editing-duration>PT1M6S</meta:editing-duration>
    <meta:editing-cycles>1</meta:editing-cycles>
    <meta:document-statistic meta:table-count="0" meta:image-count="0" meta:object-count="0" meta:page-count="1" meta:paragraph-count="3" meta:word-count="11" meta:character-count="105" meta:non-whitespace-character-count="97"/>
    <meta:generator>LibreOffice/6.4.6.2$Linux_X86_64 LibreOffice_project/40$Build-2</meta:generator>
  </office:meta>
</office:document-meta>
</file>